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1208in"/>
    </style:style>
    <style:style style:name="Table1.B" style:family="table-column">
      <style:table-column-properties style:column-width="0.9028in"/>
    </style:style>
    <style:style style:name="Table1.C" style:family="table-column">
      <style:table-column-properties style:column-width="4.6694in"/>
    </style:style>
    <style:style style:name="Table1.A1" style:family="table-cell">
      <style:table-cell-properties style:vertical-align="middle" fo:padding="0.0194in" fo:border="0.05pt solid #000000"/>
    </style:style>
    <style:style style:name="P1"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Heading_20_2">
      <style:text-properties style:font-name="Google Sans"/>
    </style:style>
    <style:style style:name="P3"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4" style:family="paragraph" style:parent-style-name="Table_20_Contents">
      <style:paragraph-properties fo:margin-left="0in" fo:margin-right="0in" fo:margin-top="0in" fo:margin-bottom="0.0972in" style:contextual-spacing="false" fo:line-height="114%" fo:text-indent="0in" style:auto-text-indent="false"/>
    </style:style>
    <style:style style:name="P5" style:family="paragraph" style:parent-style-name="Table_20_Contents">
      <style:paragraph-properties fo:margin-left="0in" fo:margin-right="0in" fo:margin-top="0in" fo:margin-bottom="0in" style:contextual-spacing="false" fo:line-height="114%" fo:text-indent="0in" style:auto-text-indent="false"/>
    </style:style>
    <style:style style:name="P6"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7"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8"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9"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1"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3"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4"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5"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6"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7"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8"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9"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20"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21" style:family="paragraph" style:parent-style-name="Text_20_body" style:list-style-name="L14">
      <style:text-properties fo:font-weight="bold"/>
    </style:style>
    <style:style style:name="P22" style:family="paragraph" style:parent-style-name="Text_20_body" style:list-style-name="L27">
      <style:text-properties fo:font-weight="bold"/>
    </style:style>
    <style:style style:name="P23"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style>
    <style:style style:name="P24"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style>
    <style:style style:name="P25"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style>
    <style:style style:name="P26"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style>
    <style:style style:name="P27"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text-properties fo:font-style="italic"/>
    </style:style>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style:style style:name="T4"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1. Project Overview</text:h>
      <text:p text:style-name="P8"><text:span text:style-name="T1">Project Name:</text:span> Study Buddy (Peer-to-Peer Academic Assistance Platform)</text:p>
      <text:p text:style-name="P8"><text:span text:style-name="T1">Domain:</text:span> Educational Technology / Student Productivity</text:p>
      <text:p text:style-name="P8"><text:span text:style-name="T1">Type:</text:span> Object-Oriented Analysis &amp; Design (OOAD) Mini-Project</text:p>
      <text:h text:style-name="P3" text:outline-level="3">1.1 Abstract</text:h>
      <text:p text:style-name="P8">"Study Buddy" is a decentralized platform designed to connect students needing academic help with peers or seniors capable of teaching specific subjects. Unlike generic tutoring sites, this system allows for granular matching based on specific modules (e.g., "Unit 4 of Big Data"), availability, and peer ratings. The project focuses on robust software architecture using standard Design Patterns to ensure scalability and maintainability.</text:p>
      <text:h text:style-name="P1" text:outline-level="2">2. Problem Statement</text:h>
      <text:p text:style-name="P18">The Context:</text:p>
      <text:p text:style-name="P8">In a university environment, students often struggle with specific topics rather than entire subjects. Approaching professors for minor doubts can be intimidating, and existing resources (YouTube, generic notes) lack interactivity.</text:p>
      <text:p text:style-name="P18">The Pain Points:</text:p>
      <text:list text:style-name="L1">
        <text:list-item>
          <text:p text:style-name="P9"><text:span text:style-name="T1">Fragmented Knowledge:</text:span> A student might ace "Machine Learning" but fail "Cloud Computing." There is no organized way to exchange this expertise.</text:p>
        </text:list-item>
        <text:list-item>
          <text:p text:style-name="P9"><text:span text:style-name="T1">Last-Minute Panic:</text:span> During exam seasons (ESA/ISA), students need immediate, short-term help (e.g., "Explain this algorithm in 30 mins").</text:p>
        </text:list-item>
        <text:list-item>
          <text:p text:style-name="P9"><text:span text:style-name="T1">Scheduling Chaos:</text:span> coordinating study sessions via WhatsApp is inefficient and prone to miscommunication.</text:p>
        </text:list-item>
      </text:list>
      <text:h text:style-name="P1" text:outline-level="2">3. Proposed Solution</text:h>
      <text:p text:style-name="P8">A centralized desktop/web application where:</text:p>
      <text:list text:style-name="L2">
        <text:list-item>
          <text:p text:style-name="P10"><text:span text:style-name="T1">Students</text:span> can search for tutors based on specific criteria (Subject, Rating, Time).</text:p>
        </text:list-item>
        <text:list-item>
          <text:p text:style-name="P10"><text:span text:style-name="T1">Tutors</text:span> (who are also students) can list their strong subjects and available time slots.</text:p>
        </text:list-item>
        <text:list-item>
          <text:p text:style-name="P10"><text:soft-page-break/><text:span text:style-name="T1">The System</text:span> handles the booking logic, conflict resolution, and feedback loop using Object-Oriented principles.</text:p>
        </text:list-item>
      </text:list>
      <text:h text:style-name="P1" text:outline-level="2">4. Architectural Design &amp; OOAD Concepts</text:h>
      <text:p text:style-name="P8">This project is driven by strict adherence to <text:span text:style-name="T1">SOLID principles</text:span> and <text:span text:style-name="T1">Gang of Four (GoF) Design Patterns</text:span>.</text:p>
      <text:h text:style-name="P3" text:outline-level="3">4.1 Selected Design Patter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text:span text:style-name="Strong_20_Emphasis"><text:span text:style-name="T2">Pattern Name</text:span></text:span></text:p>
            </table:table-cell>
            <table:table-cell table:style-name="Table1.A1" office:value-type="string">
              <text:p text:style-name="P5"><text:span text:style-name="Strong_20_Emphasis"><text:span text:style-name="T2">Type</text:span></text:span></text:p>
            </table:table-cell>
            <table:table-cell table:style-name="Table1.A1" office:value-type="string">
              <text:p text:style-name="P5"><text:span text:style-name="Strong_20_Emphasis"><text:span text:style-name="T2">Usage in Project</text:span></text:span></text:p>
            </table:table-cell>
          </table:table-row>
        </table:table-header-rows>
        <table:table-row>
          <table:table-cell table:style-name="Table1.A1" office:value-type="string">
            <text:p text:style-name="P6">Strategy Pattern</text:p>
          </table:table-cell>
          <table:table-cell table:style-name="Table1.A1" office:value-type="string">
            <text:p text:style-name="P7">Behavioral</text:p>
          </table:table-cell>
          <table:table-cell table:style-name="Table1.A1" office:value-type="string">
            <text:p text:style-name="P4"><text:span text:style-name="T2">Implements different search algorithms. The user can switch between </text:span><text:span text:style-name="Source_20_Text"><text:span text:style-name="T2">SearchByRating</text:span></text:span><text:span text:style-name="T2">, </text:span><text:span text:style-name="Source_20_Text"><text:span text:style-name="T2">SearchBySubject</text:span></text:span><text:span text:style-name="T2">, or </text:span><text:span text:style-name="Source_20_Text"><text:span text:style-name="T2">SearchByAvailability</text:span></text:span><text:span text:style-name="T2"> dynamically at runtime.</text:span></text:p>
          </table:table-cell>
        </table:table-row>
        <table:table-row>
          <table:table-cell table:style-name="Table1.A1" office:value-type="string">
            <text:p text:style-name="P6">Command Pattern</text:p>
          </table:table-cell>
          <table:table-cell table:style-name="Table1.A1" office:value-type="string">
            <text:p text:style-name="P7">Behavioral</text:p>
          </table:table-cell>
          <table:table-cell table:style-name="Table1.A1" office:value-type="string">
            <text:p text:style-name="P7">Encapsulates the "Book Session" request as an object. This decouples the UI button from the logic, allowing features like "Cancel Booking" or "Undo Request."</text:p>
          </table:table-cell>
        </table:table-row>
        <table:table-row>
          <table:table-cell table:style-name="Table1.A1" office:value-type="string">
            <text:p text:style-name="P6">Observer Pattern</text:p>
          </table:table-cell>
          <table:table-cell table:style-name="Table1.A1" office:value-type="string">
            <text:p text:style-name="P7">Behavioral</text:p>
          </table:table-cell>
          <table:table-cell table:style-name="Table1.A1" office:value-type="string">
            <text:p text:style-name="P4"><text:span text:style-name="T2">Notifies the Tutor and Student when a session status changes (e.g., </text:span><text:span text:style-name="Source_20_Text"><text:span text:style-name="T2">Pending</text:span></text:span><text:span text:style-name="T2"> $\rightarrow$ </text:span><text:span text:style-name="Source_20_Text"><text:span text:style-name="T2">Confirmed</text:span></text:span><text:span text:style-name="T2">).</text:span></text:p>
          </table:table-cell>
        </table:table-row>
        <table:table-row>
          <table:table-cell table:style-name="Table1.A1" office:value-type="string">
            <text:p text:style-name="P6">Singleton Pattern</text:p>
          </table:table-cell>
          <table:table-cell table:style-name="Table1.A1" office:value-type="string">
            <text:p text:style-name="P7">Creational</text:p>
          </table:table-cell>
          <table:table-cell table:style-name="Table1.A1" office:value-type="string">
            <text:p text:style-name="P4"><text:span text:style-name="T2">Ensures only one instance of the </text:span><text:span text:style-name="Source_20_Text"><text:span text:style-name="T2">DatabaseManager</text:span></text:span><text:span text:style-name="T2"> or </text:span><text:span text:style-name="Source_20_Text"><text:span text:style-name="T2">ConfigurationService</text:span></text:span><text:span text:style-name="T2"> exists throughout the application lifecycle.</text:span></text:p>
          </table:table-cell>
        </table:table-row>
        <table:table-row>
          <table:table-cell table:style-name="Table1.A1" office:value-type="string">
            <text:p text:style-name="P6">Factory Method</text:p>
          </table:table-cell>
          <table:table-cell table:style-name="Table1.A1" office:value-type="string">
            <text:p text:style-name="P7">Creational</text:p>
          </table:table-cell>
          <table:table-cell table:style-name="Table1.A1" office:value-type="string">
            <text:p text:style-name="P4"><text:span text:style-name="T2">Used to create different types of User accounts (</text:span><text:span text:style-name="Source_20_Text"><text:span text:style-name="T2">Student</text:span></text:span><text:span text:style-name="T2">, </text:span><text:span text:style-name="Source_20_Text"><text:span text:style-name="T2">Tutor</text:span></text:span><text:span text:style-name="T2">, </text:span><text:span text:style-name="Source_20_Text"><text:span text:style-name="T2">Admin</text:span></text:span><text:span text:style-name="T2">) based on input data during registration.</text:span></text:p>
          </table:table-cell>
        </table:table-row>
      </table:table>
      <text:h text:style-name="P3" text:outline-level="3">4.2 Key Actors (Inheritance Hierarchy)</text:h>
      <text:list text:style-name="L3">
        <text:list-item>
          <text:p text:style-name="P19">User (Abstract Base Class)</text:p>
          <text:list>
            <text:list-item>
              <text:p text:style-name="P11"><text:span text:style-name="T4">Attributes:</text:span> UserID, Name, Email, PasswordHash.</text:p>
            </text:list-item>
            <text:list-item>
              <text:p text:style-name="P11"><text:span text:style-name="T4">Methods:</text:span> Login(), Logout(), ViewProfile().</text:p>
            </text:list-item>
          </text:list>
        </text:list-item>
        <text:list-item>
          <text:p text:style-name="P19">Student (Concrete Class extends User)</text:p>
          <text:list>
            <text:list-item>
              <text:p text:style-name="P11"><text:span text:style-name="T4">Attributes:</text:span> CurrentSemester, CGPA, EnrolledCourses[].</text:p>
            </text:list-item>
            <text:list-item>
              <text:p text:style-name="P11"><text:span text:style-name="T4">Methods:</text:span> SearchTutor(), BookSession(), RateTutor().</text:p>
            </text:list-item>
          </text:list>
        </text:list-item>
        <text:list-item>
          <text:p text:style-name="P19">Tutor (Concrete Class extends Student)</text:p>
          <text:list>
            <text:list-item>
              <text:p text:style-name="P11"><text:span text:style-name="T4">Note:</text:span> A Tutor IS-A Student.</text:p>
            </text:list-item>
            <text:list-item>
              <text:p text:style-name="P11"><text:soft-page-break/><text:span text:style-name="T4">Attributes:</text:span> ExpertSubjects[], HourlyRate, AvailabilitySlots[], ReputationScore.</text:p>
            </text:list-item>
            <text:list-item>
              <text:p text:style-name="P11"><text:span text:style-name="T4">Methods:</text:span> AcceptRequest(), RejectRequest(), UpdateAvailability().</text:p>
            </text:list-item>
          </text:list>
        </text:list-item>
        <text:list-item>
          <text:p text:style-name="P19">Admin (Concrete Class extends User)</text:p>
          <text:list>
            <text:list-item>
              <text:p text:style-name="P11"><text:span text:style-name="T4">Methods:</text:span> VerifyTutor(), ManageDisputes().</text:p>
            </text:list-item>
          </text:list>
        </text:list-item>
      </text:list>
      <text:h text:style-name="P1" text:outline-level="2">5. Functional Requirements (Use Cases)</text:h>
      <text:h text:style-name="P3" text:outline-level="3">Module 1: User Management</text:h>
      <text:list text:style-name="L4">
        <text:list-item>
          <text:p text:style-name="P12"><text:span text:style-name="T1">Registration:</text:span> Users sign up using university email.</text:p>
        </text:list-item>
        <text:list-item>
          <text:p text:style-name="P12"><text:span text:style-name="T1">Role Switching:</text:span> A generic "Student" can upgrade to a "Tutor" by passing a validation check (e.g., Grade in that subject &gt; A).</text:p>
        </text:list-item>
      </text:list>
      <text:h text:style-name="P3" text:outline-level="3">Module 2: Search Engine (Strategy Pattern)</text:h>
      <text:list text:style-name="L5">
        <text:list-item>
          <text:p text:style-name="P13"><text:span text:style-name="T1">Input:</text:span> User queries a subject (e.g., "Data Structures").</text:p>
        </text:list-item>
        <text:list-item>
          <text:p text:style-name="P20">Processing:</text:p>
          <text:list>
            <text:list-item>
              <text:p text:style-name="P13"><text:span text:style-name="T4">Strategy A (Best Match):</text:span> Sorts by Rating + Subject expertise.</text:p>
            </text:list-item>
            <text:list-item>
              <text:p text:style-name="P13"><text:span text:style-name="T4">Strategy B (Urgent):</text:span> Sorts by "Available Now."</text:p>
            </text:list-item>
          </text:list>
        </text:list-item>
        <text:list-item>
          <text:p text:style-name="P13"><text:span text:style-name="T1">Output:</text:span> A list of Tutor objects.</text:p>
        </text:list-item>
      </text:list>
      <text:h text:style-name="P3" text:outline-level="3">Module 3: Booking System (Command Pattern)</text:h>
      <text:list text:style-name="L6">
        <text:list-item>
          <text:p text:style-name="P14">Student selects a slot.</text:p>
        </text:list-item>
        <text:list-item>
          <text:p text:style-name="P23"><text:span text:style-name="T2">System creates a </text:span><text:span text:style-name="Source_20_Text"><text:span text:style-name="T2">BookingCommand</text:span></text:span><text:span text:style-name="T2"> object.</text:span></text:p>
        </text:list-item>
        <text:list-item>
          <text:p text:style-name="P14">System checks for "Double Booking" (Concurrency check).</text:p>
        </text:list-item>
        <text:list-item>
          <text:p text:style-name="P23"><text:span text:style-name="T2">If valid, </text:span><text:span text:style-name="Source_20_Text"><text:span text:style-name="T2">Session</text:span></text:span><text:span text:style-name="T2"> object is created with status </text:span><text:span text:style-name="Source_20_Text"><text:span text:style-name="T2">PENDING</text:span></text:span><text:span text:style-name="T2">.</text:span></text:p>
        </text:list-item>
        <text:list-item>
          <text:p text:style-name="P23"><text:span text:style-name="T2">Tutor accepts $\rightarrow$ Status becomes </text:span><text:span text:style-name="Source_20_Text"><text:span text:style-name="T2">CONFIRMED</text:span></text:span><text:span text:style-name="T2">.</text:span></text:p>
        </text:list-item>
      </text:list>
      <text:h text:style-name="P3" text:outline-level="3">Module 4: Feedback Loop</text:h>
      <text:list text:style-name="L7">
        <text:list-item>
          <text:p text:style-name="P15">After a session time expires, the Student is prompted to rate the Tutor (1-5 Stars).</text:p>
        </text:list-item>
        <text:list-item>
          <text:p text:style-name="P24"><text:span text:style-name="T2">Tutor's </text:span><text:span text:style-name="Source_20_Text"><text:span text:style-name="T2">ReputationScore</text:span></text:span><text:span text:style-name="T2"> is recalculated.</text:span></text:p>
        </text:list-item>
      </text:list>
      <text:h text:style-name="P1" text:outline-level="2">6. Data Entities (Class Attributes)</text:h>
      <text:p text:style-name="P18">Class: Session</text:p>
      <text:list text:style-name="L8">
        <text:list-item>
          <text:p text:style-name="P25"><text:soft-page-break/><text:span text:style-name="Source_20_Text"><text:span text:style-name="T2">sessionID</text:span></text:span><text:span text:style-name="T2">: UUID</text:span></text:p>
        </text:list-item>
        <text:list-item>
          <text:p text:style-name="P25"><text:span text:style-name="Source_20_Text"><text:span text:style-name="T2">tutorID</text:span></text:span><text:span text:style-name="T2">: User reference</text:span></text:p>
        </text:list-item>
        <text:list-item>
          <text:p text:style-name="P25"><text:span text:style-name="Source_20_Text"><text:span text:style-name="T2">studentID</text:span></text:span><text:span text:style-name="T2">: User reference</text:span></text:p>
        </text:list-item>
        <text:list-item>
          <text:p text:style-name="P25"><text:span text:style-name="Source_20_Text"><text:span text:style-name="T2">subject</text:span></text:span><text:span text:style-name="T2">: String</text:span></text:p>
        </text:list-item>
        <text:list-item>
          <text:p text:style-name="P25"><text:span text:style-name="Source_20_Text"><text:span text:style-name="T2">startTime</text:span></text:span><text:span text:style-name="T2">: DateTime</text:span></text:p>
        </text:list-item>
        <text:list-item>
          <text:p text:style-name="P25"><text:span text:style-name="Source_20_Text"><text:span text:style-name="T2">endTime</text:span></text:span><text:span text:style-name="T2">: DateTime</text:span></text:p>
        </text:list-item>
        <text:list-item>
          <text:p text:style-name="P25"><text:span text:style-name="Source_20_Text"><text:span text:style-name="T2">status</text:span></text:span><text:span text:style-name="T2">: Enum {REQUESTED, CONFIRMED, COMPLETED, CANCELLED}</text:span></text:p>
        </text:list-item>
      </text:list>
      <text:p text:style-name="P18">Class: Subject</text:p>
      <text:list text:style-name="L9">
        <text:list-item>
          <text:p text:style-name="P26"><text:span text:style-name="Source_20_Text"><text:span text:style-name="T2">subjectCode</text:span></text:span><text:span text:style-name="T2">: String (e.g., CS304)</text:span></text:p>
        </text:list-item>
        <text:list-item>
          <text:p text:style-name="P26"><text:span text:style-name="Source_20_Text"><text:span text:style-name="T2">name</text:span></text:span><text:span text:style-name="T2">: String</text:span></text:p>
        </text:list-item>
        <text:list-item>
          <text:p text:style-name="P26"><text:span text:style-name="Source_20_Text"><text:span text:style-name="T2">semester</text:span></text:span><text:span text:style-name="T2">: Integer</text:span></text:p>
        </text:list-item>
      </text:list>
      <text:h text:style-name="P1" text:outline-level="2">7. Technical Stack</text:h>
      <text:list text:style-name="L10">
        <text:list-item>
          <text:p text:style-name="P16"><text:span text:style-name="T1">Programming Language:</text:span> Java (Recommended for strict OOP) or Python.</text:p>
        </text:list-item>
        <text:list-item>
          <text:p text:style-name="P16"><text:span text:style-name="T1">Database:</text:span> SQLite (Lightweight, file-based) or MySQL.</text:p>
        </text:list-item>
        <text:list-item>
          <text:p text:style-name="P16"><text:span text:style-name="T1">Interface:</text:span> CLI (Command Line) for MVP, or Java Swing/Python Tkinter for GUI.</text:p>
        </text:list-item>
        <text:list-item>
          <text:p text:style-name="P16"><text:span text:style-name="T1">Version Control:</text:span> Git.</text:p>
        </text:list-item>
      </text:list>
      <text:h text:style-name="P1" text:outline-level="2">8. Development Roadmap (6th Semester Timeline)</text:h>
      <text:list text:style-name="L11">
        <text:list-item>
          <text:p text:style-name="P17"><text:span text:style-name="T1">Phase 1 (Week 1):</text:span> Finalize Use Case Diagram and Class Diagram. Define Interfaces.</text:p>
        </text:list-item>
        <text:list-item>
          <text:p text:style-name="P27"><text:span text:style-name="T3">Phase 2 (Week 2):</text:span><text:span text:style-name="T2"> Implement Base Classes (</text:span><text:span text:style-name="Source_20_Text"><text:span text:style-name="T2">User</text:span></text:span><text:span text:style-name="T2">, </text:span><text:span text:style-name="Source_20_Text"><text:span text:style-name="T2">Student</text:span></text:span><text:span text:style-name="T2">, </text:span><text:span text:style-name="Source_20_Text"><text:span text:style-name="T2">Tutor</text:span></text:span><text:span text:style-name="T2">) and Database connectivity (Singleton).</text:span></text:p>
        </text:list-item>
        <text:list-item>
          <text:p text:style-name="P27"><text:span text:style-name="T3">Phase 3 (Week 3):</text:span><text:span text:style-name="T2"> Implement the </text:span><text:span text:style-name="Source_20_Text"><text:span text:style-name="T2">SearchStrategy</text:span></text:span><text:span text:style-name="T2"> logic.</text:span></text:p>
        </text:list-item>
        <text:list-item>
          <text:p text:style-name="P27"><text:span text:style-name="T3">Phase 4 (Week 4):</text:span><text:span text:style-name="T2"> Implement the </text:span><text:span text:style-name="Source_20_Text"><text:span text:style-name="T2">BookingCommand</text:span></text:span><text:span text:style-name="T2"> and Observer notification system.</text:span></text:p>
        </text:list-item>
        <text:list-item>
          <text:p text:style-name="P17"><text:span text:style-name="T1">Phase 5 (Week 5):</text:span> UI Integration and Testing.</text:p>
        </text:list-item>
      </text:list>
      <text:p text:style-name="Standard"/>
      <text:p text:style-name="Standard"/>
      <text:p text:style-name="Standard"/>
      <text:p text:style-name="Standard"/>
      <text:p text:style-name="Standard"/>
      <text:p text:style-name="Standard"/>
      <text:h text:style-name="Heading_20_1" text:outline-level="1"><text:soft-page-break/>Software Requirements Specification</text:h>
      <text:h text:style-name="Heading_20_2" text:outline-level="2">Project: Study Buddy (Peer-to-Peer Academic Assistance System)</text:h>
      <text:p text:style-name="Text_20_body"><text:span text:style-name="T1">Version:</text:span> 1.0 <text:span text:style-name="T1">Date:</text:span> January 22, 2026 <text:span text:style-name="T1">Prepared for:</text:span> 6th Semester OOAD Course Requirement</text:p>
      <text:p text:style-name="Horizontal_20_Line"/>
      <text:h text:style-name="Heading_20_2" text:outline-level="2">1. Introduction</text:h>
      <text:h text:style-name="Heading_20_3" text:outline-level="3">1.1 Purpose</text:h>
      <text:p text:style-name="Text_20_body">The purpose of this document is to define the functional and non-functional requirements for the "Study Buddy" application. This system aims to decentralize academic support by connecting students (learners) with peers (tutors) who have demonstrated mastery in specific course modules.</text:p>
      <text:h text:style-name="Heading_20_3" text:outline-level="3">1.2 Scope</text:h>
      <text:p text:style-name="Text_20_body">"Study Buddy" is a desktop/web-based application that facilitates:</text:p>
      <text:list text:style-name="L12">
        <text:list-item>
          <text:p text:style-name="P28"><text:span text:style-name="T1">User Management:</text:span> Registration and role differentiation between Students and Tutors.</text:p>
        </text:list-item>
        <text:list-item>
          <text:p text:style-name="P28"><text:span text:style-name="T1">Discovery:</text:span> Searching for tutors based on subject, rating, or availability.</text:p>
        </text:list-item>
        <text:list-item>
          <text:p text:style-name="P28"><text:span text:style-name="T1">Transaction:</text:span> Booking and managing study sessions.</text:p>
        </text:list-item>
        <text:list-item>
          <text:p text:style-name="P28"><text:span text:style-name="T1">Quality Assurance:</text:span> A rating and review system to ensure tutor quality.</text:p>
        </text:list-item>
      </text:list>
      <text:p text:style-name="Text_20_body">The system will utilize <text:span text:style-name="T1">Object-Oriented Design Patterns</text:span> (Strategy, Command, Observer) to ensure scalability and maintainability.</text:p>
      <text:h text:style-name="Heading_20_3" text:outline-level="3">1.3 Definitions, Acronyms, and Abbreviations</text:h>
      <text:list text:style-name="L13">
        <text:list-item>
          <text:p text:style-name="P29"><text:span text:style-name="T1">User:</text:span> Any individual registered on the platform.</text:p>
        </text:list-item>
        <text:list-item>
          <text:p text:style-name="P29"><text:span text:style-name="T1">Student:</text:span> A user seeking academic help.</text:p>
        </text:list-item>
        <text:list-item>
          <text:p text:style-name="P29"><text:span text:style-name="T1">Tutor:</text:span> A user offering academic help (must meet grade criteria).</text:p>
        </text:list-item>
        <text:list-item>
          <text:p text:style-name="P29"><text:span text:style-name="T1">Session:</text:span> A confirmed scheduled meeting between a Student and a Tutor.</text:p>
        </text:list-item>
        <text:list-item>
          <text:p text:style-name="P29"><text:span text:style-name="T1">SRS:</text:span> Software Requirements Specification.</text:p>
        </text:list-item>
        <text:list-item>
          <text:p text:style-name="P29"><text:span text:style-name="T1">OOAD:</text:span> Object-Oriented Analysis and Design.</text:p>
        </text:list-item>
      </text:list>
      <text:p text:style-name="Horizontal_20_Line"/>
      <text:h text:style-name="Heading_20_2" text:outline-level="2"><text:soft-page-break/>2. Overall Description</text:h>
      <text:h text:style-name="Heading_20_3" text:outline-level="3">2.1 Product Perspective</text:h>
      <text:p text:style-name="Text_20_body">This system acts as a standalone application but may interface with the University's existing email system for authentication purposes. It replaces informal communication channels (WhatsApp, Telegram) with a structured booking environment.</text:p>
      <text:h text:style-name="Heading_20_3" text:outline-level="3">2.2 User Classes and Characteristics</text:h>
      <text:list text:style-name="L14">
        <text:list-item>
          <text:p text:style-name="P21">Learner (Student Actor):</text:p>
          <text:list>
            <text:list-item>
              <text:p text:style-name="P30"><text:span text:style-name="T1">Goal:</text:span> Find help for specific topics quickly.</text:p>
            </text:list-item>
            <text:list-item>
              <text:p text:style-name="P30"><text:span text:style-name="T1">Tech Proficiency:</text:span> Moderate.</text:p>
            </text:list-item>
          </text:list>
        </text:list-item>
        <text:list-item>
          <text:p text:style-name="P21">Tutor (Student Actor):</text:p>
          <text:list>
            <text:list-item>
              <text:p text:style-name="P30"><text:span text:style-name="T1">Goal:</text:span> Teach subjects to earn reputation points or credits.</text:p>
            </text:list-item>
            <text:list-item>
              <text:p text:style-name="P30"><text:span text:style-name="T1">Constraint:</text:span> Must be verified (e.g., Grade &gt; A in the subject).</text:p>
            </text:list-item>
          </text:list>
        </text:list-item>
        <text:list-item>
          <text:p text:style-name="P21">Administrator:</text:p>
          <text:list>
            <text:list-item>
              <text:p text:style-name="P30"><text:span text:style-name="T1">Goal:</text:span> Maintain system integrity, verify tutor credentials, resolve disputes.</text:p>
            </text:list-item>
          </text:list>
        </text:list-item>
      </text:list>
      <text:h text:style-name="Heading_20_3" text:outline-level="3">2.3 Operating Environment</text:h>
      <text:list text:style-name="L15">
        <text:list-item>
          <text:p text:style-name="P31"><text:span text:style-name="T1">Client Side:</text:span> Windows/Linux/macOS (Java Swing/JavaFX or Python Tkinter) or Web Browser.</text:p>
        </text:list-item>
        <text:list-item>
          <text:p text:style-name="P31"><text:span text:style-name="T1">Server Side:</text:span> Localhost (for prototype) or Cloud Instance (AWS/Heroku).</text:p>
        </text:list-item>
        <text:list-item>
          <text:p text:style-name="P31"><text:span text:style-name="T1">Database:</text:span> SQLite or MySQL.</text:p>
        </text:list-item>
      </text:list>
      <text:h text:style-name="Heading_20_3" text:outline-level="3">2.4 Design Constraints</text:h>
      <text:list text:style-name="L16">
        <text:list-item>
          <text:p text:style-name="P32">The system must be built using an <text:span text:style-name="T1">Object-Oriented Language</text:span> (Java/Python).</text:p>
        </text:list-item>
        <text:list-item>
          <text:p text:style-name="P32">The architecture must strictly follow <text:span text:style-name="T1">MVC (Model-View-Controller)</text:span> architecture.</text:p>
        </text:list-item>
        <text:list-item>
          <text:p text:style-name="P32">Specific <text:span text:style-name="T1">Design Patterns</text:span> (Strategy, Command) must be implemented for core features.</text:p>
        </text:list-item>
      </text:list>
      <text:p text:style-name="Horizontal_20_Line"/>
      <text:h text:style-name="Heading_20_2" text:outline-level="2">3. System Features (Functional Requirements)</text:h>
      <text:h text:style-name="Heading_20_3" text:outline-level="3">3.1 User Authentication &amp; Profile Management</text:h>
      <text:list text:style-name="L17">
        <text:list-item>
          <text:p text:style-name="P33"><text:span text:style-name="T1">FR-01:</text:span> The system shall allow users to register using a valid university email format.</text:p>
        </text:list-item>
        <text:list-item>
          <text:p text:style-name="P33"><text:span text:style-name="T1">FR-02:</text:span> The system shall allow users to toggle their status. A user can be a 'Learner' for Subject A and a 'Tutor' for Subject B simultaneously.</text:p>
        </text:list-item>
      </text:list>
      <text:h text:style-name="Heading_20_3" text:outline-level="3"><text:soft-page-break/>3.2 Tutor Search Module (Implements Strategy Pattern)</text:h>
      <text:list text:style-name="L18">
        <text:list-item>
          <text:p text:style-name="P34"><text:span text:style-name="T1">FR-03:</text:span> The system shall provide a search bar for users to input Subject Name or Course Code.</text:p>
        </text:list-item>
        <text:list-item>
          <text:p text:style-name="P34"><text:span text:style-name="T1">FR-04:</text:span> The system shall allow sorting of results based on three strategies:</text:p>
          <text:list>
            <text:list-item>
              <text:p text:style-name="P34"><text:span text:style-name="T4">By Rating:</text:span> Highest rated tutors first.</text:p>
            </text:list-item>
            <text:list-item>
              <text:p text:style-name="P34"><text:span text:style-name="T4">By Availability:</text:span> Tutors available in the next hour.</text:p>
            </text:list-item>
            <text:list-item>
              <text:p text:style-name="P34"><text:span text:style-name="T4">By Cost:</text:span> Lowest hourly credit rate.</text:p>
            </text:list-item>
          </text:list>
        </text:list-item>
      </text:list>
      <text:h text:style-name="Heading_20_3" text:outline-level="3">3.3 Session Booking Module (Implements Command Pattern)</text:h>
      <text:list text:style-name="L19">
        <text:list-item>
          <text:p text:style-name="P35"><text:span text:style-name="T1">FR-05:</text:span> The Student shall be able to view a Tutor's available time slots.</text:p>
        </text:list-item>
        <text:list-item>
          <text:p text:style-name="P35"><text:span text:style-name="T1">FR-06:</text:span> The Student shall be able to send a "Book Request" for a specific slot.</text:p>
        </text:list-item>
        <text:list-item>
          <text:p text:style-name="P35"><text:span text:style-name="T1">FR-07:</text:span> The system shall encapsulate the booking request to allow for "Undo" or "Cancel" operations before the Tutor accepts.</text:p>
        </text:list-item>
        <text:list-item>
          <text:p text:style-name="P35"><text:span text:style-name="T1">FR-08:</text:span> The Tutor shall receive a notification (Observer Pattern) when a request is made.</text:p>
        </text:list-item>
      </text:list>
      <text:h text:style-name="Heading_20_3" text:outline-level="3">3.4 Feedback and Rating System</text:h>
      <text:list text:style-name="L20">
        <text:list-item>
          <text:p text:style-name="P36"><text:span text:style-name="T1">FR-09:</text:span> Upon completion of a session, the system shall prompt the Student to rate the Tutor on a scale of 1-5.</text:p>
        </text:list-item>
        <text:list-item>
          <text:p text:style-name="P36"><text:span text:style-name="T1">FR-10:</text:span> The system shall automatically update the Tutor's average rating in the database.</text:p>
        </text:list-item>
      </text:list>
      <text:p text:style-name="Horizontal_20_Line"/>
      <text:h text:style-name="Heading_20_2" text:outline-level="2">4. External Interface Requirements</text:h>
      <text:h text:style-name="Heading_20_3" text:outline-level="3">4.1 User Interfaces</text:h>
      <text:list text:style-name="L21">
        <text:list-item>
          <text:p text:style-name="P37"><text:span text:style-name="T1">Dashboard:</text:span> Displays upcoming sessions and notifications.</text:p>
        </text:list-item>
        <text:list-item>
          <text:p text:style-name="P37"><text:span text:style-name="T1">Search View:</text:span> A list view with filters for finding tutors.</text:p>
        </text:list-item>
        <text:list-item>
          <text:p text:style-name="P37"><text:span text:style-name="T1">Profile View:</text:span> Displays user stats (GPA, Ratings, Subjects).</text:p>
        </text:list-item>
      </text:list>
      <text:h text:style-name="Heading_20_3" text:outline-level="3">4.2 Software Interfaces</text:h>
      <text:list text:style-name="L22">
        <text:list-item>
          <text:p text:style-name="P38"><text:span text:style-name="T1">Database Connectivity:</text:span> The system shall use JDBC (Java) or SQLAlchemy (Python) to communicate with the SQL database.</text:p>
        </text:list-item>
        <text:list-item>
          <text:p text:style-name="P38"><text:span text:style-name="T1">Email Service (Optional):</text:span> SMTP integration for sending booking confirmations.</text:p>
        </text:list-item>
      </text:list>
      <text:p text:style-name="Horizontal_20_Line"/>
      <text:h text:style-name="Heading_20_2" text:outline-level="2">5. Non-Functional Requirements</text:h>
      <text:h text:style-name="Heading_20_3" text:outline-level="3">5.1 Performance</text:h>
      <text:list text:style-name="L23">
        <text:list-item>
          <text:p text:style-name="P39"><text:span text:style-name="T1">Response Time:</text:span> Search queries should return results in under 2 seconds.</text:p>
        </text:list-item>
        <text:list-item>
          <text:p text:style-name="P39"><text:soft-page-break/><text:span text:style-name="T1">Concurrency:</text:span> The system must handle simultaneous booking requests for the same slot without data corruption (handled via Database Transactions).</text:p>
        </text:list-item>
      </text:list>
      <text:h text:style-name="Heading_20_3" text:outline-level="3">5.2 Reliability</text:h>
      <text:list text:style-name="L24">
        <text:list-item>
          <text:p text:style-name="P40"><text:span text:style-name="T1">Availability:</text:span> The system should be available 99% of the time during exam weeks.</text:p>
        </text:list-item>
        <text:list-item>
          <text:p text:style-name="P40"><text:span text:style-name="T1">Data Integrity:</text:span> Booking records must never be lost once confirmed.</text:p>
        </text:list-item>
      </text:list>
      <text:h text:style-name="Heading_20_3" text:outline-level="3">5.3 Security</text:h>
      <text:list text:style-name="L25">
        <text:list-item>
          <text:p text:style-name="P41"><text:span text:style-name="T1">Password Storage:</text:span> Passwords must be hashed (e.g., SHA-256) before storage.</text:p>
        </text:list-item>
        <text:list-item>
          <text:p text:style-name="P41"><text:span text:style-name="T1">Access Control:</text:span> Only Tutors with verified grades can list themselves for a subject.</text:p>
        </text:list-item>
      </text:list>
      <text:p text:style-name="Horizontal_20_Line"/>
      <text:h text:style-name="Heading_20_2" text:outline-level="2">6. Appendix: Analysis Models (For OOAD Context)</text:h>
      <text:p text:style-name="P42">This section outlines the diagrams required to visualize the requirements.</text:p>
      <text:h text:style-name="Heading_20_3" text:outline-level="3">6.1 Use Case Diagram</text:h>
      <text:list text:style-name="L26">
        <text:list-item>
          <text:p text:style-name="P43"><text:span text:style-name="T1">Actors:</text:span> Student, Tutor, Admin.</text:p>
        </text:list-item>
        <text:list-item>
          <text:p text:style-name="P43"><text:span text:style-name="T1">Use Cases:</text:span> Register, Search Tutor, Book Session, Cancel Session, Rate Tutor, Verify Credentials.</text:p>
        </text:list-item>
      </text:list>
      <text:h text:style-name="Heading_20_3" text:outline-level="3">6.2 Class Diagram Logic</text:h>
      <text:list text:style-name="L27">
        <text:list-item>
          <text:p text:style-name="P44"><text:span text:style-name="T1">Inheritance:</text:span> <text:span text:style-name="Source_20_Text">Tutor</text:span> extends <text:span text:style-name="Source_20_Text">Student</text:span> extends <text:span text:style-name="Source_20_Text">User</text:span>.</text:p>
        </text:list-item>
        <text:list-item>
          <text:p text:style-name="P22">Relationships:</text:p>
          <text:list>
            <text:list-item>
              <text:p text:style-name="P44"><text:span text:style-name="Source_20_Text">Student</text:span> (1) --- (0..*) <text:span text:style-name="Source_20_Text">Session</text:span></text:p>
            </text:list-item>
            <text:list-item>
              <text:p text:style-name="P44"><text:span text:style-name="Source_20_Text">Tutor</text:span> (1) --- (0..*) <text:span text:style-name="Source_20_Text">Subject</text:span></text:p>
            </text:list-item>
            <text:list-item>
              <text:p text:style-name="P44"><text:span text:style-name="Source_20_Text">Session</text:span> depends on <text:span text:style-name="Source_20_Text">BookingCommand</text:span>.</text:p>
            </text:list-item>
          </text:list>
        </text:list-item>
      </text:list>
      <text:h text:style-name="Heading_20_3" text:outline-level="3">6.3 Design Pattern Mapping</text:h>
      <text:list text:style-name="L28">
        <text:list-item>
          <text:p text:style-name="P45"><text:span text:style-name="T1">Search Feature:</text:span> Mapped to <text:span text:style-name="T1">Strategy Pattern</text:span>.</text:p>
        </text:list-item>
        <text:list-item>
          <text:p text:style-name="P45"><text:span text:style-name="T1">Booking Actions:</text:span> Mapped to <text:span text:style-name="T1">Command Pattern</text:span>.</text:p>
        </text:list-item>
        <text:list-item>
          <text:p text:style-name="P45"><text:span text:style-name="T1">Notification System:</text:span> Mapped to <text:span text:style-name="T1">Observer Pattern</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12:58:11.373323115</meta:creation-date>
    <dc:date>2026-01-22T13:01:26.583078471</dc:date>
    <meta:editing-duration>PT3M16S</meta:editing-duration>
    <meta:editing-cycles>1</meta:editing-cycles>
    <meta:document-statistic meta:table-count="1" meta:image-count="0" meta:object-count="0" meta:page-count="8" meta:paragraph-count="186" meta:word-count="1560" meta:character-count="10524" meta:non-whitespace-character-count="9259"/>
    <meta:generator>LibreOffice/24.2.7.2$Linux_X86_64 LibreOffice_project/420$Build-2</meta:generator>
  </office:meta>
</office:document-meta>
</file>